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Montserrat" svg:font-family="Montserrat"/>
    <style:font-face style:name="Arial" svg:font-family="Arial"/>
    <style:font-face style:name="Microsoft YaHei" svg:font-family="&quot;Microsoft YaHei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8pt" style:font-size-asian="18pt" style:font-size-complex="18pt"/>
    </style:style>
    <style:style style:name="ce3" style:family="table-cell" style:parent-style-name="Default" style:data-style-name="N0">
      <style:table-cell-properties fo:border="thin solid #000000"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ext-properties style:font-name="Microsoft YaHei" style:font-name-asian="Microsoft YaHei" style:font-name-complex="Microsoft YaHei"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Microsoft YaHei" style:font-name-asian="Microsoft YaHei" style:font-name-complex="Microsoft YaHei" fo:font-size="24pt" style:font-size-asian="24pt" style:font-size-complex="24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272E64" style:repeat-content="false"/>
      <style:paragraph-properties fo:text-align="center"/>
      <style:text-properties fo:color="#FFFFFF" style:font-name="Tahoma" style:font-name-asian="Tahoma" style:font-name-complex="Tahoma" fo:font-size="16pt" style:font-size-asian="16pt" style:font-size-complex="16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Tahoma" style:font-name-asian="Tahoma" style:font-name-complex="Tahoma" fo:font-size="16pt" style:font-size-asian="16pt" style:font-size-complex="16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 style:font-name="Microsoft YaHei" style:font-name-asian="Microsoft YaHei" style:font-name-complex="Microsoft YaHei" fo:font-size="16pt" style:font-size-asian="16pt" style:font-size-complex="16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fo:color="#000000" style:font-name="Microsoft YaHei" style:font-name-asian="Microsoft YaHei" style:font-name-complex="Microsoft YaHei" fo:font-size="16pt" style:font-size-asian="16pt" style:font-size-complex="16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272E64" style:repeat-content="false"/>
      <style:paragraph-properties fo:text-align="center"/>
      <style:text-properties fo:color="#FFFFFF" style:font-name="Tahoma" style:font-name-asian="Tahoma" style:font-name-complex="Tahoma" fo:font-size="16pt" style:font-size-asian="16pt" style:font-size-complex="16pt"/>
    </style:style>
    <style:style style:name="ce22" style:family="table-cell" style:parent-style-name="Default" style:data-style-name="N19">
      <style:table-cell-properties fo:border-top="thin solid #000000" fo:border-bottom="thin solid #000000" fo:border-left="thin solid #000000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Microsoft YaHei" style:font-name-asian="Microsoft YaHei" style:font-name-complex="Microsoft YaHei" fo:font-size="16pt" style:font-size-asian="16pt" style:font-size-complex="16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Microsoft YaHei" style:font-name-asian="Microsoft YaHei" style:font-name-complex="Microsoft YaHei" fo:font-size="16pt" style:font-size-asian="16pt" style:font-size-complex="16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30" style:family="table-cell" style:parent-style-name="Default" style:data-style-name="N0">
      <style:table-cell-properties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24pt" style:font-size-asian="24pt" style:font-size-complex="2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24pt" style:font-size-asian="24pt" style:font-size-complex="2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34" style:family="table-cell" style:parent-style-name="Default" style:data-style-name="N0">
      <style:table-cell-properties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20pt" style:font-size-asian="20pt" style:font-size-complex="2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37" style:family="table-cell" style:parent-style-name="Default" style:data-style-name="N36">
      <style:table-cell-properties fo:border-top="thin solid #000000" fo:border-bottom="thin solid #000000" fo:border-left="none" fo:border-right="none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3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CFC9"/>
      <style:text-properties fo:color="#C00000" style:font-name="Microsoft YaHei" style:font-name-asian="Microsoft YaHei" style:font-name-complex="Microsoft YaHei" fo:font-size="16pt" style:font-size-asian="16pt" style:font-size-complex="16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CFC9"/>
      <style:text-properties fo:color="#C00000" style:font-name="Microsoft YaHei" style:font-name-asian="Microsoft YaHei" style:font-name-complex="Microsoft YaHei" fo:font-size="16pt" style:font-size-asian="16pt" style:font-size-complex="16pt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CFC9"/>
      <style:text-properties fo:color="#C00000" style:font-name="Microsoft YaHei" style:font-name-asian="Microsoft YaHei" style:font-name-complex="Microsoft YaHei" fo:font-size="16pt" style:font-size-asian="16pt" style:font-size-complex="16p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20pt" style:font-size-asian="20pt" style:font-size-complex="2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20pt" style:font-size-asian="20pt" style:font-size-complex="2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0000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0000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E5A0"/>
      <style:text-properties fo:color="#0D0D0D" style:font-name="Microsoft YaHei" style:font-name-asian="Microsoft YaHei" style:font-name-complex="Microsoft YaHei" fo:font-size="16pt" style:font-size-asian="16pt" style:font-size-complex="16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E5A0"/>
      <style:text-properties fo:color="#0D0D0D" style:font-name="Microsoft YaHei" style:font-name-asian="Microsoft YaHei" style:font-name-complex="Microsoft YaHei" fo:font-size="16pt" style:font-size-asian="16pt" style:font-size-complex="16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E5A0"/>
      <style:text-properties fo:color="#0D0D0D" style:font-name="Microsoft YaHei" style:font-name-asian="Microsoft YaHei" style:font-name-complex="Microsoft YaHei" fo:font-size="16pt" style:font-size-asian="16pt" style:font-size-complex="16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61658E"/>
      <style:text-properties fo:color="#FFFFFF" style:font-name="Arial" style:font-name-asian="Arial" style:font-name-complex="Arial" fo:font-size="16pt" style:font-size-asian="16pt" style:font-size-complex="16pt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61658E"/>
      <style:text-properties fo:color="#FFFFFF" style:font-name="Arial" style:font-name-asian="Arial" style:font-name-complex="Arial" fo:font-size="16pt" style:font-size-asian="16pt" style:font-size-complex="16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61658E"/>
      <style:text-properties fo:color="#FFFFFF" style:font-name="Arial" style:font-name-asian="Arial" style:font-name-complex="Arial" fo:font-size="16pt" style:font-size-asian="16pt" style:font-size-complex="16pt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61658E" style:repeat-content="false"/>
      <style:paragraph-properties fo:text-align="start" fo:margin-left="0cm"/>
      <style:text-properties fo:color="#FFFFFF" style:font-name="Arial" style:font-name-asian="Arial" style:font-name-complex="Arial" fo:font-size="16pt" style:font-size-asian="16pt" style:font-size-complex="16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61658E" style:repeat-content="false"/>
      <style:paragraph-properties fo:text-align="start" fo:margin-left="0cm"/>
      <style:text-properties fo:color="#FFFFFF" style:font-name="Arial" style:font-name-asian="Arial" style:font-name-complex="Arial" fo:font-size="16pt" style:font-size-asian="16pt" style:font-size-complex="16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61658E" style:repeat-content="false"/>
      <style:paragraph-properties fo:text-align="start" fo:margin-left="0cm"/>
      <style:text-properties fo:color="#FFFFFF" style:font-name="Arial" style:font-name-asian="Arial" style:font-name-complex="Arial" fo:font-size="16pt" style:font-size-asian="16pt" style:font-size-complex="16pt"/>
    </style:style>
    <style:style style:name="ce59" style:family="table-cell" style:parent-style-name="Hyperlink" style:data-style-name="N0">
      <style:table-cell-properties fo:border-top="thin solid #000000" fo:border-bottom="thin solid #000000" fo:border-left="thin solid #000000" fo:border-right="none" style:vertical-align="middle" fo:wrap-option="wrap" fo:background-color="#61658E"/>
      <style:text-properties fo:color="#FFFF00" style:font-name="Microsoft YaHei" style:font-name-asian="Microsoft YaHei" style:font-name-complex="Microsoft YaHei" style:text-underline-style="solid" style:text-underline-type="single"/>
    </style:style>
    <style:style style:name="ce60" style:family="table-cell" style:parent-style-name="Hyperlink" style:data-style-name="N0">
      <style:table-cell-properties fo:border-top="thin solid #000000" fo:border-bottom="thin solid #000000" fo:border-left="none" fo:border-right="none" style:vertical-align="middle" fo:wrap-option="wrap" fo:background-color="#61658E"/>
      <style:text-properties fo:color="#FFFF00" style:font-name="Microsoft YaHei" style:font-name-asian="Microsoft YaHei" style:font-name-complex="Microsoft YaHei" style:text-underline-style="solid" style:text-underline-type="single"/>
    </style:style>
    <style:style style:name="ce61" style:family="table-cell" style:parent-style-name="Hyperlink" style:data-style-name="N0">
      <style:table-cell-properties fo:border-top="thin solid #000000" fo:border-bottom="thin solid #000000" fo:border-left="none" fo:border-right="thin solid #000000" style:vertical-align="middle" fo:wrap-option="wrap" fo:background-color="#61658E"/>
      <style:text-properties fo:color="#FFFF00" style:font-name="Microsoft YaHei" style:font-name-asian="Microsoft YaHei" style:font-name-complex="Microsoft YaHei" style:text-underline-style="solid" style:text-underline-type="single"/>
    </style:style>
    <style:style style:name="ce62" style:family="table-cell" style:parent-style-name="Hyperlink" style:data-style-name="N36">
      <style:table-cell-properties fo:border-top="thin solid #000000" fo:border-bottom="thin solid #000000" fo:border-left="thin solid #000000" fo:border-right="none" style:vertical-align="middle" fo:wrap-option="wrap" fo:background-color="#61658E" style:repeat-content="false"/>
      <style:paragraph-properties fo:text-align="start" fo:margin-left="0cm"/>
      <style:text-properties fo:color="#FFFF00" style:font-name="Microsoft YaHei" style:font-name-asian="Microsoft YaHei" style:font-name-complex="Microsoft YaHei" fo:font-size="16pt" style:font-size-asian="16pt" style:font-size-complex="16pt" style:text-underline-style="solid" style:text-underline-type="single"/>
    </style:style>
    <style:style style:name="ce63" style:family="table-cell" style:parent-style-name="Hyperlink" style:data-style-name="N36">
      <style:table-cell-properties fo:border-top="thin solid #000000" fo:border-bottom="thin solid #000000" fo:border-left="none" fo:border-right="none" style:vertical-align="middle" fo:wrap-option="wrap" fo:background-color="#61658E" style:repeat-content="false"/>
      <style:paragraph-properties fo:text-align="start" fo:margin-left="0cm"/>
      <style:text-properties fo:color="#FFFF00" style:font-name="Microsoft YaHei" style:font-name-asian="Microsoft YaHei" style:font-name-complex="Microsoft YaHei" fo:font-size="16pt" style:font-size-asian="16pt" style:font-size-complex="16pt" style:text-underline-style="solid" style:text-underline-type="single"/>
    </style:style>
    <style:style style:name="ce64" style:family="table-cell" style:parent-style-name="Hyperlink" style:data-style-name="N36">
      <style:table-cell-properties fo:border-top="thin solid #000000" fo:border-bottom="thin solid #000000" fo:border-left="none" fo:border-right="thin solid #000000" style:vertical-align="middle" fo:wrap-option="wrap" fo:background-color="#61658E" style:repeat-content="false"/>
      <style:paragraph-properties fo:text-align="start" fo:margin-left="0cm"/>
      <style:text-properties fo:color="#FFFF00" style:font-name="Microsoft YaHei" style:font-name-asian="Microsoft YaHei" style:font-name-complex="Microsoft YaHei" fo:font-size="16pt" style:font-size-asian="16pt" style:font-size-complex="16pt" style:text-underline-style="solid" style:text-underline-type="single"/>
    </style:style>
    <style:style style:name="ce65" style:family="table-cell" style:parent-style-name="Hyperlink" style:data-style-name="N0">
      <style:table-cell-properties fo:border-top="thin solid #000000" fo:border-bottom="thin solid #000000" fo:border-left="thin solid #000000" fo:border-right="none" style:vertical-align="middle" fo:wrap-option="wrap" fo:background-color="#61658E"/>
      <style:text-properties fo:color="#FFFF00" style:font-name="Microsoft YaHei" style:font-name-asian="Microsoft YaHei" style:font-name-complex="Microsoft YaHei" fo:font-size="16pt" style:font-size-asian="16pt" style:font-size-complex="16pt" style:text-underline-style="solid" style:text-underline-type="single"/>
    </style:style>
    <style:style style:name="ce66" style:family="table-cell" style:parent-style-name="Hyperlink" style:data-style-name="N0">
      <style:table-cell-properties fo:border-top="thin solid #000000" fo:border-bottom="thin solid #000000" fo:border-left="none" fo:border-right="none" style:vertical-align="middle" fo:wrap-option="wrap" fo:background-color="#61658E"/>
      <style:text-properties fo:color="#FFFF00" style:font-name="Microsoft YaHei" style:font-name-asian="Microsoft YaHei" style:font-name-complex="Microsoft YaHei" fo:font-size="16pt" style:font-size-asian="16pt" style:font-size-complex="16pt" style:text-underline-style="solid" style:text-underline-type="single"/>
    </style:style>
    <style:style style:name="ce67" style:family="table-cell" style:parent-style-name="Hyperlink" style:data-style-name="N0">
      <style:table-cell-properties fo:border-top="thin solid #000000" fo:border-bottom="thin solid #000000" fo:border-left="none" fo:border-right="thin solid #000000" style:vertical-align="middle" fo:wrap-option="wrap" fo:background-color="#61658E"/>
      <style:text-properties fo:color="#FFFF00" style:font-name="Microsoft YaHei" style:font-name-asian="Microsoft YaHei" style:font-name-complex="Microsoft YaHei" fo:font-size="16pt" style:font-size-asian="16pt" style:font-size-complex="16pt" style:text-underline-style="solid" style:text-underline-type="single"/>
    </style:style>
    <style:style style:name="ce68" style:family="table-cell" style:parent-style-name="Hyperlink" style:data-style-name="N0">
      <style:table-cell-properties fo:border-top="thin solid #000000" fo:border-bottom="thin solid #000000" fo:border-left="thin solid #000000" fo:border-right="none" style:vertical-align="middle" fo:wrap-option="wrap" fo:background-color="#61658E"/>
      <style:text-properties fo:color="#FFFF00" style:text-underline-style="solid" style:text-underline-type="single"/>
    </style:style>
    <style:style style:name="ce69" style:family="table-cell" style:parent-style-name="Hyperlink" style:data-style-name="N0">
      <style:table-cell-properties fo:border-top="thin solid #000000" fo:border-bottom="thin solid #000000" fo:border-left="none" fo:border-right="none" style:vertical-align="middle" fo:wrap-option="wrap" fo:background-color="#61658E"/>
      <style:text-properties fo:color="#FFFF00" style:text-underline-style="solid" style:text-underline-type="single"/>
    </style:style>
    <style:style style:name="ce70" style:family="table-cell" style:parent-style-name="Hyperlink" style:data-style-name="N0">
      <style:table-cell-properties fo:border-top="thin solid #000000" fo:border-bottom="thin solid #000000" fo:border-left="none" fo:border-right="thin solid #000000" style:vertical-align="middle" fo:wrap-option="wrap" fo:background-color="#61658E"/>
      <style:text-properties fo:color="#FFFF00" style:text-underline-style="solid" style:text-underline-type="single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272E64" style:repeat-content="false"/>
      <style:paragraph-properties fo:text-align="center"/>
      <style:text-properties fo:color="#FFFFFF" style:font-name="Tahoma" style:font-name-asian="Tahoma" style:font-name-complex="Tahoma" fo:font-size="16pt" style:font-size-asian="16pt" style:font-size-complex="16pt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73" style:family="table-cell" style:parent-style-name="Default" style:data-style-name="N0">
      <style:table-cell-properties fo:border="thin solid #000000" style:vertical-align="automatic" fo:wrap-option="wrap" fo:background-color="#272E64"/>
      <style:text-properties style:font-name="Montserrat" style:font-name-asian="Montserrat" style:font-name-complex="Montserrat" fo:font-size="12pt" style:font-size-asian="12pt" style:font-size-complex="12pt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272E64" style:repeat-content="false"/>
      <style:paragraph-properties fo:text-align="center"/>
      <style:text-properties fo:color="#FFFFFF" style:font-name="Tahoma" style:font-name-asian="Tahoma" style:font-name-complex="Tahoma" fo:font-size="16pt" style:font-size-asian="16pt" style:font-size-complex="16pt"/>
    </style:style>
    <style:style style:name="ce75" style:family="table-cell" style:parent-style-name="Default" style:data-style-name="N19">
      <style:table-cell-properties fo:border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272E64" style:repeat-content="false"/>
      <style:paragraph-properties fo:text-align="center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78" style:family="table-cell" style:parent-style-name="Hyperlink" style:data-style-name="N0">
      <style:table-cell-properties fo:border="thin solid #000000" style:vertical-align="middle" fo:wrap-option="wrap" fo:background-color="#61658E"/>
      <style:text-properties fo:color="#FFFF00" style:text-underline-style="solid" style:text-underline-type="single"/>
    </style:style>
    <style:style style:name="ce79" style:family="table-cell" style:parent-style-name="Default" style:data-style-name="N36">
      <style:table-cell-properties fo:border="thin solid #000000" style:vertical-align="middle" fo:wrap-option="wrap" fo:background-color="#61658E" style:repeat-content="false"/>
      <style:paragraph-properties fo:text-align="start" fo:margin-left="0cm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FF0000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#61658E"/>
      <style:text-properties fo:color="#FFFFFF" style:font-name="Microsoft YaHei" style:font-name-asian="Microsoft YaHei" style:font-name-complex="Microsoft YaHei" fo:font-size="16pt" style:font-size-asian="16pt" style:font-size-complex="16pt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#FFE5A0"/>
      <style:text-properties fo:color="#0D0D0D" style:font-name="Microsoft YaHei" style:font-name-asian="Microsoft YaHei" style:font-name-complex="Microsoft YaHei" fo:font-size="16pt" style:font-size-asian="16pt" style:font-size-complex="16pt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#FFCFC9"/>
      <style:text-properties fo:color="#C00000" style:font-name="Microsoft YaHei" style:font-name-asian="Microsoft YaHei" style:font-name-complex="Microsoft YaHei" fo:font-size="16pt" style:font-size-asian="16pt" style:font-size-complex="16pt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#61658E"/>
      <style:text-properties fo:color="#FFFFFF" style:font-name="Arial" style:font-name-asian="Arial" style:font-name-complex="Arial" fo:font-size="16pt" style:font-size-asian="16pt" style:font-size-complex="16pt"/>
    </style:style>
    <style:style style:name="ce85" style:family="table-cell" style:parent-style-name="Default" style:data-style-name="N0">
      <style:table-cell-properties fo:border="thin solid #000000" style:vertical-align="top" fo:wrap-option="wrap" fo:background-color="#61658E" style:repeat-content="false"/>
      <style:paragraph-properties fo:text-align="start" fo:margin-left="0cm"/>
      <style:text-properties fo:color="#FFFFFF" style:font-name="Arial" style:font-name-asian="Arial" style:font-name-complex="Arial" fo:font-size="16pt" style:font-size-asian="16pt" style:font-size-complex="16pt"/>
    </style:style>
    <style:style style:name="ce86" style:family="table-cell" style:parent-style-name="Hyperlink" style:data-style-name="N0">
      <style:table-cell-properties fo:border="thin solid #000000" style:vertical-align="middle" fo:wrap-option="wrap" fo:background-color="#61658E"/>
      <style:text-properties fo:color="#FFFF00" style:font-name="Microsoft YaHei" style:font-name-asian="Microsoft YaHei" style:font-name-complex="Microsoft YaHei" style:text-underline-style="solid" style:text-underline-type="single"/>
    </style:style>
    <style:style style:name="ce87" style:family="table-cell" style:parent-style-name="Hyperlink" style:data-style-name="N0">
      <style:table-cell-properties fo:border="thin solid #000000" style:vertical-align="middle" fo:wrap-option="wrap" fo:background-color="#61658E"/>
      <style:text-properties fo:color="#FFFF00" style:font-name="Microsoft YaHei" style:font-name-asian="Microsoft YaHei" style:font-name-complex="Microsoft YaHei" fo:font-size="16pt" style:font-size-asian="16pt" style:font-size-complex="16pt" style:text-underline-style="solid" style:text-underline-type="single"/>
    </style:style>
    <style:style style:name="ce88" style:family="table-cell" style:parent-style-name="Hyperlink" style:data-style-name="N36">
      <style:table-cell-properties fo:border="thin solid #000000" style:vertical-align="middle" fo:wrap-option="wrap" fo:background-color="#61658E" style:repeat-content="false"/>
      <style:paragraph-properties fo:text-align="start" fo:margin-left="0cm"/>
      <style:text-properties fo:color="#FFFF00" style:font-name="Microsoft YaHei" style:font-name-asian="Microsoft YaHei" style:font-name-complex="Microsoft YaHei" fo:font-size="16pt" style:font-size-asian="16pt" style:font-size-complex="16pt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2.065cm"/>
    </style:style>
    <style:style style:name="co4" style:family="table-column">
      <style:table-column-properties fo:break-before="auto" style:column-width="15.6633333333333cm"/>
    </style:style>
    <style:style style:name="co5" style:family="table-column">
      <style:table-column-properties fo:break-before="auto" style:column-width="6.24416666666667cm"/>
    </style:style>
    <style:style style:name="co6" style:family="table-column">
      <style:table-column-properties fo:break-before="auto" style:column-width="18.0710416666667cm"/>
    </style:style>
    <style:style style:name="co7" style:family="table-column">
      <style:table-column-properties fo:break-before="auto" style:column-width="6.08541666666667cm"/>
    </style:style>
    <style:style style:name="co8" style:family="table-column">
      <style:table-column-properties fo:break-before="auto" style:column-width="18.2033333333333cm"/>
    </style:style>
    <style:style style:name="co9" style:family="table-column">
      <style:table-column-properties fo:break-before="auto" style:column-width="6.40291666666667cm"/>
    </style:style>
    <style:style style:name="co10" style:family="table-column">
      <style:table-column-properties fo:break-before="auto" style:column-width="19.605625cm"/>
    </style:style>
    <style:style style:name="co11" style:family="table-column">
      <style:table-column-properties fo:break-before="auto" style:column-width="6.69395833333333cm"/>
    </style:style>
    <style:style style:name="co12" style:family="table-column">
      <style:table-column-properties fo:break-before="auto" style:column-width="19.8172916666667cm"/>
    </style:style>
    <style:style style:name="co13" style:family="table-column">
      <style:table-column-properties fo:break-before="auto" style:column-width="7.51416666666667cm"/>
    </style:style>
    <style:style style:name="co14" style:family="table-column">
      <style:table-column-properties fo:break-before="auto" style:column-width="16.51cm"/>
    </style:style>
    <style:style style:name="co15" style:family="table-column">
      <style:table-column-properties fo:break-before="auto" style:column-width="8.38729166666667cm"/>
    </style:style>
    <style:style style:name="co16" style:family="table-column">
      <style:table-column-properties fo:break-before="auto" style:column-width="21.828125cm"/>
    </style:style>
    <style:style style:name="co17" style:family="table-column">
      <style:table-column-properties fo:break-before="auto" style:column-width="5.68854166666667cm"/>
    </style:style>
    <style:style style:name="co18" style:family="table-column">
      <style:table-column-properties fo:break-before="auto" style:column-width="22.0133333333333cm"/>
    </style:style>
    <style:style style:name="co19" style:family="table-column">
      <style:table-column-properties fo:break-before="auto" style:column-width="8.28145833333333cm"/>
    </style:style>
    <style:style style:name="co20" style:family="table-column">
      <style:table-column-properties fo:break-before="auto" style:column-width="17.859375cm"/>
    </style:style>
    <style:style style:name="co21" style:family="table-column">
      <style:table-column-properties fo:break-before="auto" style:column-width="7.99041666666667cm"/>
    </style:style>
    <style:style style:name="co22" style:family="table-column">
      <style:table-column-properties fo:break-before="auto" style:column-width="19.923125cm"/>
    </style:style>
    <style:style style:name="co23" style:family="table-column">
      <style:table-column-properties fo:break-before="auto" style:column-width="7.77875cm"/>
    </style:style>
    <style:style style:name="co24" style:family="table-column">
      <style:table-column-properties fo:break-before="auto" style:column-width="21.669375cm"/>
    </style:style>
    <style:style style:name="co25" style:family="table-column">
      <style:table-column-properties fo:break-before="auto" style:column-width="6.61458333333333cm"/>
    </style:style>
    <style:style style:name="co26" style:family="table-column">
      <style:table-column-properties fo:break-before="auto" style:column-width="24.60625cm"/>
    </style:style>
    <style:style style:name="co27" style:family="table-column">
      <style:table-column-properties fo:break-before="auto" style:column-width="6.85270833333333cm"/>
    </style:style>
    <style:style style:name="co28" style:family="table-column">
      <style:table-column-properties fo:break-before="auto" style:column-width="28.971875cm"/>
    </style:style>
    <style:style style:name="co29" style:family="table-column">
      <style:table-column-properties fo:break-before="auto" style:column-width="7.858125cm"/>
    </style:style>
    <style:style style:name="co30" style:family="table-column">
      <style:table-column-properties fo:break-before="auto" style:column-width="27.5695833333333cm"/>
    </style:style>
    <style:style style:name="co31" style:family="table-column">
      <style:table-column-properties fo:break-before="auto" style:column-width="9.36625cm"/>
    </style:style>
    <style:style style:name="co32" style:family="table-column">
      <style:table-column-properties fo:break-before="auto" style:column-width="25.0560416666667cm"/>
    </style:style>
    <style:style style:name="co33" style:family="table-column">
      <style:table-column-properties fo:break-before="auto" style:column-width="9.04875cm"/>
    </style:style>
    <style:style style:name="co34" style:family="table-column">
      <style:table-column-properties fo:break-before="auto" style:column-width="29.68625cm"/>
    </style:style>
    <style:style style:name="co35" style:family="table-column">
      <style:table-column-properties fo:break-before="auto" style:column-width="9.26041666666667cm"/>
    </style:style>
    <style:style style:name="co36" style:family="table-column">
      <style:table-column-properties fo:break-before="auto" style:column-width="22.1720833333333cm"/>
    </style:style>
    <style:style style:name="co37" style:family="table-column">
      <style:table-column-properties fo:break-before="auto" style:column-width="8.30791666666667cm"/>
    </style:style>
    <style:style style:name="co38" style:family="table-column">
      <style:table-column-properties fo:break-before="auto" style:column-width="25.479375cm"/>
    </style:style>
    <style:style style:name="co39" style:family="table-column">
      <style:table-column-properties fo:break-before="auto" style:column-width="9.15458333333333cm"/>
    </style:style>
    <style:style style:name="co40" style:family="table-column">
      <style:table-column-properties fo:break-before="auto" style:column-width="30.9827083333333cm"/>
    </style:style>
    <style:style style:name="co41" style:family="table-column">
      <style:table-column-properties fo:break-before="auto" style:column-width="9.2075cm"/>
    </style:style>
    <style:style style:name="co42" style:family="table-column">
      <style:table-column-properties fo:break-before="auto" style:column-width="33.099375cm"/>
    </style:style>
    <style:style style:name="ro1" style:family="table-row">
      <style:table-row-properties style:row-height="75pt" style:use-optimal-row-height="fals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42.75pt" style:use-optimal-row-height="false" fo:break-before="auto"/>
    </style:style>
    <style:style style:name="ro4" style:family="table-row">
      <style:table-row-properties style:row-height="58.5pt" style:use-optimal-row-height="false" fo:break-before="auto"/>
    </style:style>
    <style:style style:name="ro5" style:family="table-row">
      <style:table-row-properties style:row-height="114pt" style:use-optimal-row-height="false" fo:break-before="auto"/>
    </style:style>
    <style:style style:name="ro6" style:family="table-row">
      <style:table-row-properties style:row-height="51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68.25pt" style:use-optimal-row-height="false" fo:break-before="auto"/>
    </style:style>
    <style:style style:name="ro10" style:family="table-row">
      <style:table-row-properties style:row-height="62.25pt" style:use-optimal-row-height="false" fo:break-before="auto"/>
    </style:style>
    <style:style style:name="ro11" style:family="table-row">
      <style:table-row-properties style:row-height="83.25pt" style:use-optimal-row-height="false" fo:break-before="auto"/>
    </style:style>
    <style:style style:name="ro12" style:family="table-row">
      <style:table-row-properties style:row-height="89.25pt" style:use-optimal-row-height="false" fo:break-before="auto"/>
    </style:style>
    <style:style style:name="ro13" style:family="table-row">
      <style:table-row-properties style:row-height="173.25pt" style:use-optimal-row-height="false" fo:break-before="auto"/>
    </style:style>
    <style:style style:name="ro14" style:family="table-row">
      <style:table-row-properties style:row-height="139.5pt" style:use-optimal-row-height="false" fo:break-before="auto"/>
    </style:style>
    <style:style style:name="ro15" style:family="table-row">
      <style:table-row-properties style:row-height="93.75pt" style:use-optimal-row-height="false" fo:break-before="auto"/>
    </style:style>
    <style:style style:name="ro16" style:family="table-row">
      <style:table-row-properties style:row-height="78pt" style:use-optimal-row-height="false" fo:break-before="auto"/>
    </style:style>
    <style:style style:name="ro17" style:family="table-row">
      <style:table-row-properties style:row-height="63.75pt" style:use-optimal-row-height="false" fo:break-before="auto"/>
    </style:style>
    <style:style style:name="ro18" style:family="table-row">
      <style:table-row-properties style:row-height="176.25pt" style:use-optimal-row-height="false" fo:break-before="auto"/>
    </style:style>
    <style:style style:name="ro19" style:family="table-row">
      <style:table-row-properties style:row-height="70.5pt" style:use-optimal-row-height="false" fo:break-before="auto"/>
    </style:style>
    <style:style style:name="ro20" style:family="table-row">
      <style:table-row-properties style:row-height="66pt" style:use-optimal-row-height="false" fo:break-before="auto"/>
    </style:style>
    <style:style style:name="ro21" style:family="table-row">
      <style:table-row-properties style:row-height="29.25pt" style:use-optimal-row-height="false" fo:break-before="auto"/>
    </style:style>
    <style:style style:name="ro22" style:family="table-row">
      <style:table-row-properties style:row-height="29.25pt" style:use-optimal-row-height="true" fo:break-before="auto"/>
    </style:style>
    <style:style style:name="ro23" style:family="table-row">
      <style:table-row-properties style:row-height="59.25pt" style:use-optimal-row-height="false" fo:break-before="auto"/>
    </style:style>
    <style:style style:name="ro24" style:family="table-row">
      <style:table-row-properties style:row-height="85.5pt" style:use-optimal-row-height="false" fo:break-before="auto"/>
    </style:style>
    <style:style style:name="ro25" style:family="table-row">
      <style:table-row-properties style:row-height="93pt" style:use-optimal-row-height="false" fo:break-before="auto"/>
    </style:style>
    <style:style style:name="ro26" style:family="table-row">
      <style:table-row-properties style:row-height="92.25pt" style:use-optimal-row-height="false" fo:break-before="auto"/>
    </style:style>
    <style:style style:name="ro27" style:family="table-row">
      <style:table-row-properties style:row-height="91.5pt" style:use-optimal-row-height="false" fo:break-before="auto"/>
    </style:style>
    <style:style style:name="ro28" style:family="table-row">
      <style:table-row-properties style:row-height="81.75pt" style:use-optimal-row-height="false" fo:break-before="auto"/>
    </style:style>
    <style:style style:name="ro29" style:family="table-row">
      <style:table-row-properties style:row-height="140.25pt" style:use-optimal-row-height="false" fo:break-before="auto"/>
    </style:style>
    <style:style style:name="ro30" style:family="table-row">
      <style:table-row-properties style:row-height="57.75pt" style:use-optimal-row-height="false" fo:break-before="auto"/>
    </style:style>
    <style:style style:name="ro31" style:family="table-row">
      <style:table-row-properties style:row-height="64.5pt" style:use-optimal-row-height="false" fo:break-before="auto"/>
    </style:style>
    <style:style style:name="ro32" style:family="table-row">
      <style:table-row-properties style:row-height="69pt" style:use-optimal-row-height="false" fo:break-before="auto"/>
    </style:style>
    <style:style style:name="ro33" style:family="table-row">
      <style:table-row-properties style:row-height="82.5pt" style:use-optimal-row-height="false" fo:break-before="auto"/>
    </style:style>
    <style:style style:name="ro34" style:family="table-row">
      <style:table-row-properties style:row-height="80.25pt" style:use-optimal-row-height="false" fo:break-before="auto"/>
    </style:style>
    <style:style style:name="ro35" style:family="table-row">
      <style:table-row-properties style:row-height="78.75pt" style:use-optimal-row-height="false" fo:break-before="auto"/>
    </style:style>
    <style:style style:name="ro36" style:family="table-row">
      <style:table-row-properties style:row-height="84pt" style:use-optimal-row-height="false" fo:break-before="auto"/>
    </style:style>
    <style:style style:name="ro37" style:family="table-row">
      <style:table-row-properties style:row-height="101.25pt" style:use-optimal-row-height="false" fo:break-before="auto"/>
    </style:style>
    <style:style style:name="ro38" style:family="table-row">
      <style:table-row-properties style:row-height="189pt" style:use-optimal-row-height="false" fo:break-before="auto"/>
    </style:style>
    <style:style style:name="ro39" style:family="table-row">
      <style:table-row-properties style:row-height="409.5pt" style:use-optimal-row-height="false" fo:break-before="auto"/>
    </style:style>
    <style:style style:name="ro40" style:family="table-row">
      <style:table-row-properties style:row-height="143.25pt" style:use-optimal-row-height="false" fo:break-before="auto"/>
    </style:style>
    <style:style style:name="ro41" style:family="table-row">
      <style:table-row-properties style:row-height="115.5pt" style:use-optimal-row-height="false" fo:break-before="auto"/>
    </style:style>
    <style:style style:name="ro42" style:family="table-row">
      <style:table-row-properties style:row-height="105pt" style:use-optimal-row-height="false" fo:break-before="auto"/>
    </style:style>
    <style:style style:name="ta1" style:family="table" style:master-page-name="mp1">
      <style:table-properties table:display="true" table:tab-color="#808080" style:writing-mode="lr-tb"/>
    </style:style>
    <style:style style:name="ta2" style:family="table" style:master-page-name="mp1">
      <style:table-properties table:display="true" table:tab-color="#00B050" style:writing-mode="lr-tb"/>
    </style:style>
    <style:style style:name="ta3" style:family="table" style:master-page-name="mp1">
      <style:table-properties table:display="true" table:tab-color="#7E350E" style:writing-mode="lr-tb"/>
    </style:style>
    <style:style style:name="ta4" style:family="table" style:master-page-name="mp1">
      <style:table-properties table:display="true" table:tab-color="#09B097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QAcart Todo Application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71">
            <text:p>Project Name</text:p>
          </table:table-cell>
          <table:covered-table-cell/>
          <table:table-cell office:value-type="string" table:number-columns-spanned="4" table:number-rows-spanned="1" table:style-name="ce72">
            <text:p>Todo Application</text:p>
          </table:table-cell>
          <table:covered-table-cell table:number-columns-repeated="3"/>
          <table:table-cell table:number-columns-spanned="3" table:number-rows-spanned="5" table:style-name="ce73"/>
          <table:covered-table-cell table:number-columns-repeated="2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71">
            <text:p>Tester Name</text:p>
          </table:table-cell>
          <table:covered-table-cell/>
          <table:table-cell office:value-type="string" table:number-columns-spanned="4" table:number-rows-spanned="1" table:style-name="ce72">
            <text:p>Rehab Essam Hassan Mahmoud</text:p>
          </table:table-cell>
          <table:covered-table-cell table:number-columns-repeated="3"/>
          <table:covered-table-cell/>
          <table:covered-table-cell table:number-columns-repeated="2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74">
            <text:p>Software Version</text:p>
          </table:table-cell>
          <table:covered-table-cell/>
          <table:table-cell office:value-type="string" table:number-columns-spanned="4" table:number-rows-spanned="1" table:style-name="ce72">
            <text:p>V 1.0</text:p>
          </table:table-cell>
          <table:covered-table-cell table:number-columns-repeated="3"/>
          <table:covered-table-cell/>
          <table:covered-table-cell table:number-columns-repeated="2"/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76">
            <text:p>Browsers</text:p>
          </table:table-cell>
          <table:covered-table-cell/>
          <table:table-cell office:value-type="string" table:number-columns-spanned="4" table:number-rows-spanned="1" table:style-name="ce77">
            <text:p>Chrome Version 141.0.7390.123 (Official Build) (64-bit).</text:p>
            <text:p>Microsoft Edge Version 142.0.3595.69 (Official build) (64-bit).</text:p>
            <text:p>Mozilla Firefox Version144.0.2 (Official build) ‏(64-bit).</text:p>
          </table:table-cell>
          <table:covered-table-cell table:number-columns-repeated="3"/>
          <table:covered-table-cell/>
          <table:covered-table-cell table:number-columns-repeated="2"/>
          <table:table-cell table:number-columns-repeated="16375"/>
        </table:table-row>
        <table:table-row table:style-name="ro6">
          <table:table-cell office:value-type="string" table:number-columns-spanned="2" table:number-rows-spanned="1" table:style-name="ce71">
            <text:p>Date</text:p>
          </table:table-cell>
          <table:covered-table-cell/>
          <table:table-cell office:value-type="string" table:number-columns-spanned="4" table:number-rows-spanned="1" table:style-name="ce75">
            <text:p>13/11/2025</text:p>
          </table:table-cell>
          <table:covered-table-cell table:number-columns-repeated="3"/>
          <table:covered-table-cell/>
          <table:covered-table-cell table:number-columns-repeated="2"/>
          <table:table-cell table:number-columns-repeated="16375"/>
        </table:table-row>
        <table:table-row table:number-rows-repeated="1048570" table:style-name="ro7">
          <table:table-cell table:number-columns-repeated="16384"/>
        </table:table-row>
      </table:table>
      <table:table table:name="SignUp" table:style-name="ta2"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number-columns-repeated="4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" table:number-columns-repeated="4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" table:number-columns-repeated="4" table:default-cell-style-name="ce1"/>
        <table:table-column table:style-name="co18" table:default-cell-style-name="ce1"/>
        <table:table-column table:style-name="co1" table:number-columns-repeated="16336" table:default-cell-style-name="ce1"/>
        <table:table-row table:style-name="ro8">
          <table:table-cell office:value-type="string" table:number-columns-spanned="6" table:number-rows-spanned="4" table:style-name="ce30">
            <text:p>Defect Report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number-columns-repeated="16336"/>
        </table:table-row>
        <table:table-row table:number-rows-repeated="3" table:style-name="ro8"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4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4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number-columns-repeated="16336"/>
        </table:table-row>
        <table:table-row table:style-name="ro9"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2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number-columns-repeated="16336"/>
        </table:table-row>
        <table:table-row table:style-name="ro4"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SU_B001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SU_B002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SU_B003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SU_B004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SU_B005</text:p>
          </table:table-cell>
          <table:covered-table-cell table:number-columns-repeated="4"/>
          <table:table-cell table:style-name="ce1"/>
          <table:table-cell office:value-type="string" table:style-name="ce2">
            <text:p>Bug ID</text:p>
          </table:table-cell>
          <table:table-cell office:value-type="string" table:number-columns-spanned="5" table:number-rows-spanned="1" table:style-name="ce72">
            <text:p>SU_B006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SU_B007</text:p>
          </table:table-cell>
          <table:covered-table-cell table:number-columns-repeated="4"/>
          <table:table-cell table:number-columns-repeated="16336"/>
        </table:table-row>
        <table:table-row table:style-name="ro10"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SU_TC014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SU_TC015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SU_TC016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SU_TC017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SU_TC023</text:p>
          </table:table-cell>
          <table:covered-table-cell table:number-columns-repeated="4"/>
          <table:table-cell table:style-name="ce1"/>
          <table:table-cell office:value-type="string" table:style-name="ce2">
            <text:p>Related TC</text:p>
          </table:table-cell>
          <table:table-cell office:value-type="string" table:number-columns-spanned="5" table:number-rows-spanned="1" table:style-name="ce72">
            <text:p>SU_TC025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SU_TC026</text:p>
          </table:table-cell>
          <table:covered-table-cell table:number-columns-repeated="4"/>
          <table:table-cell table:number-columns-repeated="16336"/>
        </table:table-row>
        <table:table-row table:style-name="ro11"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Signup should not be possible if the password does not contain uppercase letter (invalid)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Signup should not be possible if the password does not contain lowercase letter (invalid)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Signup should not be possible if the password does not contain at least one number (invalid)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Signup should not be possible if the password does not contain a special characters (invalid)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Signup should be possible if all the data is valid, and press the enter button on the keyboard instead of clicking on the signup button using the mouse</text:p>
          </table:table-cell>
          <table:covered-table-cell table:number-columns-repeated="4"/>
          <table:table-cell table:style-name="ce1"/>
          <table:table-cell office:value-type="string" table:style-name="ce2">
            <text:p>Title</text:p>
          </table:table-cell>
          <table:table-cell office:value-type="string" table:number-columns-spanned="5" table:number-rows-spanned="1" table:style-name="ce72">
            <text:p>Signup page should be compatible with different screen sizes by using different environments.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The signup page should be compatible with different screen display modes in various environments.</text:p>
          </table:table-cell>
          <table:covered-table-cell table:number-columns-repeated="4"/>
          <table:table-cell table:number-columns-repeated="16336"/>
        </table:table-row>
        <table:table-row table:style-name="ro12"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User can signup when he/she enters a password that doesn't contain an uppercase letter. This happens in all browsers with different versions and screen sizes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User can signup when he/she enters a password that doesn't contain an lowercase letter. This happens in all browsers with different versions and screen sizes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User can signup when he/she enters a password that doesn't contain any numbers. This happens in all browsers with different versions and screen sizes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User can signup when he/she enters a password that doesn't contain any special characters. This happens in all browsers with different versions and screen sizes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User can't signup when using "Enter" button instead of clicking signup button using the mouse. This happens in all browsers with different versions and screen sizes.</text:p>
          </table:table-cell>
          <table:covered-table-cell table:number-columns-repeated="4"/>
          <table:table-cell table:style-name="ce1"/>
          <table:table-cell office:value-type="string" table:style-name="ce2">
            <text:p>Description</text:p>
          </table:table-cell>
          <table:table-cell office:value-type="string" table:number-columns-spanned="5" table:number-rows-spanned="1" table:style-name="ce72">
            <text:p>The signup page doesn't adapt to different screen sizes of mobiles.</text:p>
            <text:p>This happens on all mobile devices, including iPhones and Samsungs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The signup page doesn't adapt with different screen displaying modes of mobiles.</text:p>
            <text:p>This happens in all mobiles including iphone and samsung.</text:p>
          </table:table-cell>
          <table:covered-table-cell table:number-columns-repeated="4"/>
          <table:table-cell table:number-columns-repeated="16336"/>
        </table:table-row>
        <table:table-row table:style-name="ro13"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7">
            <text:p>1- Fill a correct first Name.<text:s text:c="17"/></text:p>
            <text:p>2- Fill a correct last name.<text:s text:c="20"/></text:p>
            <text:p>3- Fill a correct email format, and the email should not be registed in the database.<text:s text:c="9"/></text:p>
            <text:p>4- Fill the password without uppercase letter.<text:s text:c="23"/></text:p>
            <text:p>5- Fill a correct confirm password.<text:s text:c="15"/></text:p>
            <text:p>6- Click on signup button.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7">
            <text:p>1- Fill a correct first Name.<text:s text:c="17"/></text:p>
            <text:p>2- Fill a correct last name.<text:s text:c="20"/></text:p>
            <text:p>3- Fill a correct email format, and the email should not be registed in the database.<text:s text:c="9"/></text:p>
            <text:p>4- Fill the password without lowercase letter.<text:s text:c="23"/></text:p>
            <text:p>5- Fill a correct confirm password.<text:s text:c="15"/></text:p>
            <text:p>6- Click on signup button.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1- Fill a correct first Name.<text:s text:c="17"/></text:p>
            <text:p>2- Fill a correct last name.<text:s text:c="20"/></text:p>
            <text:p>3- Fill a correct email format, and the email should not be registed in the database.<text:s text:c="9"/></text:p>
            <text:p>4- Fill the password without any numbers.<text:s text:c="23"/></text:p>
            <text:p>5- Fill a correct confirm password.<text:s text:c="15"/></text:p>
            <text:p>6- Click on signup button.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1- Fill a correct first Name.<text:s text:c="17"/></text:p>
            <text:p>2- Fill a correct last name.<text:s text:c="20"/></text:p>
            <text:p>3- Fill a correct email format, and the email should not be registed in the database.<text:s text:c="9"/></text:p>
            <text:p>4- Fill the password without any special characters.<text:s text:c="23"/></text:p>
            <text:p>5- Fill a correct confirm password.<text:s text:c="15"/></text:p>
            <text:p>6- Click on signup button.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7">
            <text:p>1- Fill a correct first name.</text:p>
            <text:p>2- Fill a correct second name.</text:p>
            <text:p>3- Fill a correct email format, and the email should not be registed in the database.</text:p>
            <text:p>4- Fill a correct password.</text:p>
            <text:p>5- Fill a correct confirm password.</text:p>
            <text:p>6- Press "Enter" button.</text:p>
          </table:table-cell>
          <table:covered-table-cell table:number-columns-repeated="4"/>
          <table:table-cell table:style-name="ce1"/>
          <table:table-cell office:value-type="string" table:style-name="ce2">
            <text:p>Steps</text:p>
          </table:table-cell>
          <table:table-cell office:value-type="string" table:number-columns-spanned="5" table:number-rows-spanned="1" table:style-name="ce72">
            <text:p>1-Open developer tools.</text:p>
            <text:p>2-Change screen dimensions by choosing different environments.<text:s text:c="35"/>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1-Open developer tools.</text:p>
            <text:p>2-Select rotation mode.</text:p>
          </table:table-cell>
          <table:covered-table-cell table:number-columns-repeated="4"/>
          <table:table-cell table:number-columns-repeated="16336"/>
        </table:table-row>
        <table:table-row table:style-name="ro14"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1- First name : Rehab<text:s text:c="31"/></text:p>
            <text:p>2- Last name : Al-Ashry<text:s text:c="33"/></text:p>
            <text:p>3- Email : test34@gmail.com<text:s text:c="37"/></text:p>
            <text:p>4- Password : rehab47!<text:s text:c="25"/></text:p>
            <text:p>5- Confirm Password : rehab47!<text:s text:c="15"/>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1- First name : Rehab<text:s text:c="31"/></text:p>
            <text:p>2- Last name : Al-Ashry<text:s text:c="33"/></text:p>
            <text:p>3- Email : test35@gmail.com<text:s text:c="37"/></text:p>
            <text:p>4- Password : REHAB47!<text:s text:c="25"/></text:p>
            <text:p>5- Confirm Password : REHAB47!<text:s text:c="6"/>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1- First name : Rehab<text:s text:c="31"/></text:p>
            <text:p>2- Last name : Al-Ashry<text:s text:c="33"/></text:p>
            <text:p>3- Email : test36@gmail.com<text:s text:c="37"/></text:p>
            <text:p>4- Password : RehabAl!<text:s text:c="25"/></text:p>
            <text:p>5- Confirm Password : RehabAl!<text:s text:c="6"/>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1- First name : Rehab<text:s text:c="31"/></text:p>
            <text:p>2- Last name : Al-Ashry<text:s text:c="33"/></text:p>
            <text:p>3- Email : test37@gmail.com<text:s text:c="37"/></text:p>
            <text:p>4- Password : RehabAlashry74<text:s text:c="25"/></text:p>
            <text:p>5- Confirm Password : RehabAlashry74<text:s text:c="5"/>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1- First name : Rehab<text:s text:c="31"/></text:p>
            <text:p>2- Last name : Al-Ashry<text:s text:c="33"/></text:p>
            <text:p>3- Email : test43@gmail.com<text:s text:c="37"/></text:p>
            <text:p>4- Password : Rehab74!<text:s text:c="24"/></text:p>
            <text:p>5- Confirm Password : Rehab74!<text:s text:c="5"/></text:p>
          </table:table-cell>
          <table:covered-table-cell table:number-columns-repeated="4"/>
          <table:table-cell table:style-name="ce1"/>
          <table:table-cell office:value-type="string" table:style-name="ce2">
            <text:p>Test Data</text:p>
          </table:table-cell>
          <table:table-cell office:value-type="string" table:number-columns-spanned="5" table:number-rows-spanned="1" table:style-name="ce72">
            <text:p>Try using different environments as mobiles and ipad, by changing dimensions using developer tools.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Try using different screen displaying mode by clicking rotate icon.</text:p>
          </table:table-cell>
          <table:covered-table-cell table:number-columns-repeated="4"/>
          <table:table-cell table:number-columns-repeated="16336"/>
        </table:table-row>
        <table:table-row table:style-name="ro15"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Should show this error "Password must be Minimum eight characters, at least one uppercase letter, one lowercase letter, one number and one special character"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Should show this error "Password must be Minimum eight characters, at least one uppercase letter, one lowercase letter, one number and one special character"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Should show this error "Password must be Minimum eight characters, at least one uppercase letter, one lowercase letter, one number and one special character"<text:tab/><text:tab/><text:tab/><text:tab/>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Should show this error "Password must be Minimum eight characters, at least one uppercase letter, one lowercase letter, one number and one special character"<text:tab/><text:tab/><text:tab/><text:tab/>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Should signup the user correctly</text:p>
          </table:table-cell>
          <table:covered-table-cell table:number-columns-repeated="4"/>
          <table:table-cell table:style-name="ce1"/>
          <table:table-cell office:value-type="string" table:style-name="ce2">
            <text:p>Expected Results</text:p>
          </table:table-cell>
          <table:table-cell office:value-type="string" table:number-columns-spanned="5" table:number-rows-spanned="1" table:style-name="ce72">
            <text:p>Signup page should be compatible and runs correctly on various systems with various screen sizes without any need to be modified.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Signup page should be compatible and runs correctly on various systems with various screen displaying modes without any need to be modified.</text:p>
          </table:table-cell>
          <table:covered-table-cell table:number-columns-repeated="4"/>
          <table:table-cell table:number-columns-repeated="16336"/>
        </table:table-row>
        <table:table-row table:style-name="ro16"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Signup was correct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Signup was correct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Signup was correct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Signup was correct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Signup can't be done</text:p>
          </table:table-cell>
          <table:covered-table-cell table:number-columns-repeated="4"/>
          <table:table-cell table:style-name="ce1"/>
          <table:table-cell office:value-type="string" table:style-name="ce2">
            <text:p>Actual Result</text:p>
          </table:table-cell>
          <table:table-cell office:value-type="string" table:number-columns-spanned="5" table:number-rows-spanned="1" table:style-name="ce72">
            <text:p>The signup page isn't compatible and needs modifications because it doesn't adapt to different screen sizes; it appears on the left side of the page instead of being centered.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The signup page isn't compatible and needs modifications as its appearance differs and doesn't adapt to different screen display modes.<text:s/></text:p>
            <text:p/>
          </table:table-cell>
          <table:covered-table-cell table:number-columns-repeated="4"/>
          <table:table-cell table:number-columns-repeated="16336"/>
        </table:table-row>
        <table:table-row table:style-name="ro17"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Chrome Version 141.0.7390.123 (Official Build) (64-bit)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Chrome Version 141.0.7390.123 (Official Build) (64-bit)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Chrome Version 141.0.7390.123 (Official Build) (64-bit)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Chrome Version 141.0.7390.123 (Official Build) (64-bit)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Chrome Version 141.0.7390.123 (Official Build) (64-bit)</text:p>
          </table:table-cell>
          <table:covered-table-cell table:number-columns-repeated="4"/>
          <table:table-cell table:style-name="ce1"/>
          <table:table-cell office:value-type="string" table:style-name="ce2">
            <text:p>Environment</text:p>
          </table:table-cell>
          <table:table-cell office:value-type="string" table:number-columns-spanned="5" table:number-rows-spanned="1" table:style-name="ce72">
            <text:p>iphone SE - iphone XR - iphone 12 Pro - iphone 14 Pro Max - Pixel 7 - Samsung Galaxy S8+ - Samsung Galaxy S20 ultra - Galaxy Z fold 5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iphone SE - iphone XR - iphone 12 Pro - iphone 14 Pro Max - Pixel 7 - Samsung Galaxy S8+ - Samsung Galaxy S20 ultra - Galaxy Z fold 5</text:p>
          </table:table-cell>
          <table:covered-table-cell table:number-columns-repeated="4"/>
          <table:table-cell table:number-columns-repeated="16336"/>
        </table:table-row>
        <table:table-row table:style-name="ro18">
          <table:table-cell office:value-type="string" table:style-name="ce3">
            <text:p>Screenshot / Video</text:p>
          </table:table-cell>
          <table:table-cell table:number-columns-spanned="5" table:number-rows-spanned="1" table:style-name="ce81"/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table:number-columns-spanned="5" table:number-rows-spanned="1" table:style-name="ce81"/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table:number-columns-spanned="5" table:number-rows-spanned="1" table:style-name="ce81"/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table:number-columns-spanned="5" table:number-rows-spanned="1" table:style-name="ce81"/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table:number-columns-spanned="5" table:number-rows-spanned="1" table:style-name="ce81"/>
          <table:covered-table-cell table:number-columns-repeated="4"/>
          <table:table-cell table:style-name="ce1"/>
          <table:table-cell office:value-type="string" table:style-name="ce2">
            <text:p>Screenshot / Video</text:p>
          </table:table-cell>
          <table:table-cell office:value-type="string" table:number-columns-spanned="5" table:number-rows-spanned="1" table:style-name="ce78">
            <text:p><text:a xlink:href="https://drive.google.com/file/d/1cDg6_2fszmrPcnebwPcaP6a8G78Mr5lt/view?usp=sharing">https://drive.google.com/file/d/1cDg6_2fszmrPcnebwPcaP6a8G78Mr5lt/view?usp=sharing</text:a></text:p>
          </table:table-cell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office:value-type="string" table:number-columns-spanned="5" table:number-rows-spanned="1" table:style-name="ce78">
            <text:p><text:a xlink:href="https://drive.google.com/file/d/1o-dcQa4DY7EqJwq6y8U9CzVEev8zinD6/view?usp=sharing">https://drive.google.com/file/d/1o-dcQa4DY7EqJwq6y8U9CzVEev8zinD6/view?usp=sharing</text:a></text:p>
          </table:table-cell>
          <table:covered-table-cell table:number-columns-repeated="4"/>
          <table:table-cell table:number-columns-repeated="16336"/>
        </table:table-row>
        <table:table-row table:style-name="ro19"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2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number-columns-repeated="16336"/>
        </table:table-row>
        <table:table-row table:style-name="ro16"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3">
            <text:p>Meduim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3">
            <text:p>Meduim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3">
            <text:p>Meduim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3">
            <text:p>Meduim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2">
            <text:p>Low</text:p>
          </table:table-cell>
          <table:covered-table-cell table:number-columns-repeated="4"/>
          <table:table-cell table:style-name="ce1"/>
          <table:table-cell office:value-type="string" table:style-name="ce2">
            <text:p>Priority</text:p>
          </table:table-cell>
          <table:table-cell office:value-type="string" table:number-columns-spanned="5" table:number-rows-spanned="1" table:style-name="ce80">
            <text:p>High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0">
            <text:p>High</text:p>
          </table:table-cell>
          <table:covered-table-cell table:number-columns-repeated="4"/>
          <table:table-cell table:number-columns-repeated="16336"/>
        </table:table-row>
        <table:table-row table:style-name="ro20"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2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number-columns-repeated="16336"/>
        </table:table-row>
        <table:table-row table:style-name="ro8"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number-columns-repeated="16336"/>
        </table:table-row>
        <table:table-row table:number-rows-repeated="2" table:style-name="ro8"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number-columns-repeated="16336"/>
        </table:table-row>
        <table:table-row table:style-name="ro21"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number-columns-repeated="16336"/>
        </table:table-row>
        <table:table-row table:number-rows-repeated="1048554" table:style-name="ro7">
          <table:table-cell table:number-columns-repeated="16384"/>
        </table:table-row>
      </table:table>
      <table:table table:name="Login" table:style-name="ta3">
        <table:table-column table:style-name="co19" table:default-cell-style-name="ce1"/>
        <table:table-column table:style-name="co1" table:number-columns-repeated="4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4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4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1" table:number-columns-repeated="4" table:default-cell-style-name="ce1"/>
        <table:table-column table:style-name="co26" table:default-cell-style-name="ce1"/>
        <table:table-column table:style-name="co1" table:number-columns-repeated="16357" table:default-cell-style-name="ce1"/>
        <table:table-row table:style-name="ro22"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number-columns-repeated="16357"/>
        </table:table-row>
        <table:table-row table:number-rows-repeated="3" table:style-name="ro22">
          <table:covered-table-cell/>
          <table:covered-table-cell table:number-columns-repeated="5"/>
          <table:table-cell table:style-name="ce4"/>
          <table:covered-table-cell/>
          <table:covered-table-cell table:number-columns-repeated="5"/>
          <table:table-cell table:style-name="ce4"/>
          <table:covered-table-cell/>
          <table:covered-table-cell table:number-columns-repeated="5"/>
          <table:table-cell table:style-name="ce4"/>
          <table:covered-table-cell/>
          <table:covered-table-cell table:number-columns-repeated="5"/>
          <table:table-cell table:number-columns-repeated="16357"/>
        </table:table-row>
        <table:table-row table:style-name="ro17"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84">
            <text:p>V.1.0</text:p>
          </table:table-cell>
          <table:covered-table-cell table:number-columns-repeated="4"/>
          <table:table-cell table:number-columns-repeated="16357"/>
        </table:table-row>
        <table:table-row table:style-name="ro23"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LI_B001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LI_B002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LI_B003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84">
            <text:p>LI_B004</text:p>
          </table:table-cell>
          <table:covered-table-cell table:number-columns-repeated="4"/>
          <table:table-cell table:number-columns-repeated="16357"/>
        </table:table-row>
        <table:table-row table:style-name="ro23"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LI_TC007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LI_TC009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LI_TC010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84">
            <text:p>LI_TC006</text:p>
          </table:table-cell>
          <table:covered-table-cell table:number-columns-repeated="4"/>
          <table:table-cell table:number-columns-repeated="16357"/>
        </table:table-row>
        <table:table-row table:style-name="ro24"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Login should be possible if all the data is valid, and press the enter button on the keyboard instead of clicking on the login button using the mouse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login page should be compatible with different screen sizes by using different environments.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The login page should be compatible with different screen display modes in various environments.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84">
            <text:p>The "Forgotten password" link on login page should appear after 3 wrong trials.</text:p>
          </table:table-cell>
          <table:covered-table-cell table:number-columns-repeated="4"/>
          <table:table-cell table:number-columns-repeated="16357"/>
        </table:table-row>
        <table:table-row table:style-name="ro25"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User can't login when using "Enter" button instead of clicking login button using the mouse. This happens in all browsers</text:p>
            <text:p>with different versions and screen sizes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The login page doesn't adapt to different screen sizes of mobiles.</text:p>
            <text:p>This happens on all mobile devices, including iPhones and Samsungs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The login page doesn't adapt with different screen displaying modes of mobiles.</text:p>
            <text:p>This happens in all mobiles including iphone and samsung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84">
            <text:p>User can't find the "Forgotten password" link when entering wrong password 3 times or even more.</text:p>
          </table:table-cell>
          <table:covered-table-cell table:number-columns-repeated="4"/>
          <table:table-cell table:number-columns-repeated="16357"/>
        </table:table-row>
        <table:table-row table:style-name="ro26"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1- Fill a correct email format, and the email should be registered in the database.<text:s/></text:p>
            <text:p>2- Fill a correct password<text:s/></text:p>
            <text:p>3- Press "Enter" button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1-Open developer tools.</text:p>
            <text:p>2-Change screen dimensions by choosing different environments.<text:s text:c="35"/>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1-Open developer tools.</text:p>
            <text:p>2-Select rotation mode.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84">
            <text:p>1- Fill a correct email format, and the email should be registered in the database.<text:s/></text:p>
            <text:p>2- Fill a wrong password<text:s/></text:p>
            <text:p>3- Click "login" button</text:p>
            <text:p>4-Repeat these steps 3 times.</text:p>
          </table:table-cell>
          <table:covered-table-cell table:number-columns-repeated="4"/>
          <table:table-cell table:number-columns-repeated="16357"/>
        </table:table-row>
        <table:table-row table:style-name="ro19"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1- Email : test38@gmail.com</text:p>
            <text:p>2- Password : Rehab74!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Try using different environments as mobiles and ipad, by changing dimensions using developer tools.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Try using different screen displaying mode by clicking rotate icon.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85">
            <text:p>1- Email : test38@gmail.com</text:p>
            <text:p>2- Password : 1234567</text:p>
          </table:table-cell>
          <table:covered-table-cell table:number-columns-repeated="4"/>
          <table:table-cell table:number-columns-repeated="16357"/>
        </table:table-row>
        <table:table-row table:style-name="ro12"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Should log in the user correctly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login page should be compatible and runs correctly on various systems with various screen sizes without any need to be modified.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login page should be compatible and runs correctly on various systems with various screen displaying modes without any need to be modified.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84">
            <text:p>1-The link is readable and correctly labeled.</text:p>
            <text:p>2-The link is clickable.</text:p>
            <text:p>3-Clicking the link redirects the user to the "Find Your Account" page, where the user enters their email address to receive a code to reset their password.</text:p>
          </table:table-cell>
          <table:covered-table-cell table:number-columns-repeated="4"/>
          <table:table-cell table:number-columns-repeated="16357"/>
        </table:table-row>
        <table:table-row table:style-name="ro27"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login can't be done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The login page isn't compatible and needs modifications because it doesn't adapt to different screen sizes; it appears on the left side of the page instead of being centered.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The login page isn't compatible and needs modifications as its appearance differs and doesn't adapt to different screen display modes.<text:s/></text:p>
            <text:p/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84">
            <text:p>The link did not appear</text:p>
          </table:table-cell>
          <table:covered-table-cell table:number-columns-repeated="4"/>
          <table:table-cell table:number-columns-repeated="16357"/>
        </table:table-row>
        <table:table-row table:style-name="ro28"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Chrome Version 141.0.7390.123 (Official Build) (64-bit)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iphone SE - iphone XR - iphone 12 Pro - iphone 14 Pro Max - Pixel 7 - Samsung Galaxy S8+ - Samsung Galaxy S20 ultra - Galaxy Z fold 5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iphone SE - iphone XR - iphone 12 Pro - iphone 14 Pro Max - Pixel 7 - Samsung Galaxy S8+ - Samsung Galaxy S20 ultra - Galaxy Z fold 5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84">
            <text:p>Chrome Version 141.0.7390.123 (Official Build) (64-bit)</text:p>
          </table:table-cell>
          <table:covered-table-cell table:number-columns-repeated="4"/>
          <table:table-cell table:number-columns-repeated="16357"/>
        </table:table-row>
        <table:table-row table:style-name="ro29">
          <table:table-cell office:value-type="string" table:style-name="ce3">
            <text:p>Screenshot / Video</text:p>
          </table:table-cell>
          <table:table-cell table:number-columns-spanned="5" table:number-rows-spanned="1" table:style-name="ce81"/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office:value-type="string" table:number-columns-spanned="5" table:number-rows-spanned="1" table:style-name="ce78">
            <text:p><text:a xlink:href="https://drive.google.com/file/d/1c4VlQ31se8oNXEPsli1qCBM7F2TVzu0a/view?usp=sharing">https://drive.google.com/file/d/1c4VlQ31se8oNXEPsli1qCBM7F2TVzu0a/view?usp=sharing</text:a></text:p>
          </table:table-cell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office:value-type="string" table:number-columns-spanned="5" table:number-rows-spanned="1" table:style-name="ce78">
            <text:p><text:a xlink:href="https://drive.google.com/file/d/1kwMxKKRb46aNZIOW3PT3lap_nw0u9VJf/view?usp=sharing">https://drive.google.com/file/d/1kwMxKKRb46aNZIOW3PT3lap_nw0u9VJf/view?usp=sharing</text:a></text:p>
          </table:table-cell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office:value-type="string" table:number-columns-spanned="5" table:number-rows-spanned="1" table:style-name="ce86">
            <text:p><text:a xlink:href="https://drive.google.com/file/d/1gI2wmMQmozSpUctBoBqH01qs6l2MwKDL/view?usp=sharing">https://drive.google.com/file/d/1gI2wmMQmozSpUctBoBqH01qs6l2MwKDL/view?usp=sharing</text:a></text:p>
          </table:table-cell>
          <table:covered-table-cell table:number-columns-repeated="4"/>
          <table:table-cell table:number-columns-repeated="16357"/>
        </table:table-row>
        <table:table-row table:style-name="ro30"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number-columns-repeated="16357"/>
        </table:table-row>
        <table:table-row table:style-name="ro31"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2">
            <text:p>Low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0">
            <text:p>High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0">
            <text:p>High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0">
            <text:p>High</text:p>
          </table:table-cell>
          <table:covered-table-cell table:number-columns-repeated="4"/>
          <table:table-cell table:number-columns-repeated="16357"/>
        </table:table-row>
        <table:table-row table:style-name="ro32"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number-columns-repeated="16357"/>
        </table:table-row>
        <table:table-row table:style-name="ro22"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number-columns-repeated="16357"/>
        </table:table-row>
        <table:table-row table:number-rows-repeated="2" table:style-name="ro22">
          <table:covered-table-cell/>
          <table:covered-table-cell table:number-columns-repeated="5"/>
          <table:table-cell table:style-name="ce4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number-columns-repeated="16357"/>
        </table:table-row>
        <table:table-row table:style-name="ro21">
          <table:covered-table-cell/>
          <table:covered-table-cell table:number-columns-repeated="5"/>
          <table:table-cell table:style-name="ce4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number-columns-repeated="16357"/>
        </table:table-row>
        <table:table-row table:number-rows-repeated="1048554" table:style-name="ro7">
          <table:table-cell table:number-columns-repeated="16384"/>
        </table:table-row>
      </table:table>
      <table:table table:name="Todo_Page" table:style-name="ta4">
        <table:table-column table:style-name="co27" table:default-cell-style-name="ce1"/>
        <table:table-column table:style-name="co1" table:number-columns-repeated="4" table:default-cell-style-name="ce1"/>
        <table:table-column table:style-name="co28" table:default-cell-style-name="ce1"/>
        <table:table-column table:style-name="co1" table:default-cell-style-name="ce1"/>
        <table:table-column table:style-name="co29" table:default-cell-style-name="ce1"/>
        <table:table-column table:style-name="co1" table:number-columns-repeated="4" table:default-cell-style-name="ce1"/>
        <table:table-column table:style-name="co30" table:default-cell-style-name="ce1"/>
        <table:table-column table:style-name="co1" table:default-cell-style-name="ce1"/>
        <table:table-column table:style-name="co31" table:default-cell-style-name="ce1"/>
        <table:table-column table:style-name="co1" table:number-columns-repeated="4" table:default-cell-style-name="ce1"/>
        <table:table-column table:style-name="co32" table:default-cell-style-name="ce1"/>
        <table:table-column table:style-name="co1" table:default-cell-style-name="ce1"/>
        <table:table-column table:style-name="co33" table:default-cell-style-name="ce1"/>
        <table:table-column table:style-name="co1" table:number-columns-repeated="4" table:default-cell-style-name="ce1"/>
        <table:table-column table:style-name="co34" table:default-cell-style-name="ce1"/>
        <table:table-column table:style-name="co1" table:default-cell-style-name="ce1"/>
        <table:table-column table:style-name="co35" table:default-cell-style-name="ce1"/>
        <table:table-column table:style-name="co1" table:number-columns-repeated="4" table:default-cell-style-name="ce1"/>
        <table:table-column table:style-name="co36" table:default-cell-style-name="ce1"/>
        <table:table-column table:style-name="co1" table:default-cell-style-name="ce1"/>
        <table:table-column table:style-name="co37" table:default-cell-style-name="ce1"/>
        <table:table-column table:style-name="co1" table:number-columns-repeated="4" table:default-cell-style-name="ce1"/>
        <table:table-column table:style-name="co38" table:default-cell-style-name="ce1"/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40" table:default-cell-style-name="ce1"/>
        <table:table-column table:style-name="co1" table:default-cell-style-name="ce1"/>
        <table:table-column table:style-name="co41" table:default-cell-style-name="ce1"/>
        <table:table-column table:style-name="co1" table:number-columns-repeated="4" table:default-cell-style-name="ce1"/>
        <table:table-column table:style-name="co42" table:default-cell-style-name="ce1"/>
        <table:table-column table:style-name="co1" table:number-columns-repeated="16329" table:default-cell-style-name="ce1"/>
        <table:table-row table:style-name="ro22"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34">
            <text:p>Defect Report</text:p>
          </table:table-cell>
          <table:covered-table-cell table:number-columns-repeated="5"/>
          <table:table-cell table:number-columns-repeated="16329"/>
        </table:table-row>
        <table:table-row table:number-rows-repeated="3" table:style-name="ro22">
          <table:covered-table-cell/>
          <table:covered-table-cell table:number-columns-repeated="5"/>
          <table:table-cell table:style-name="ce4"/>
          <table:covered-table-cell/>
          <table:covered-table-cell table:number-columns-repeated="5"/>
          <table:table-cell table:style-name="ce4"/>
          <table:covered-table-cell/>
          <table:covered-table-cell table:number-columns-repeated="5"/>
          <table:table-cell table:style-name="ce4"/>
          <table:covered-table-cell/>
          <table:covered-table-cell table:number-columns-repeated="5"/>
          <table:table-cell table:style-name="ce4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number-columns-repeated="16329"/>
        </table:table-row>
        <table:table-row table:style-name="ro33"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2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2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style-name="ce1"/>
          <table:table-cell office:value-type="string" table:style-name="ce3">
            <text:p>Release</text:p>
          </table:table-cell>
          <table:table-cell office:value-type="string" table:number-columns-spanned="5" table:number-rows-spanned="1" table:style-name="ce72">
            <text:p>V.1.0</text:p>
          </table:table-cell>
          <table:covered-table-cell table:number-columns-repeated="4"/>
          <table:table-cell table:number-columns-repeated="16329"/>
        </table:table-row>
        <table:table-row table:style-name="ro34"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TP_B001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TP_B002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TP_B003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TP_B004</text:p>
          </table:table-cell>
          <table:covered-table-cell table:number-columns-repeated="4"/>
          <table:table-cell table:style-name="ce1"/>
          <table:table-cell office:value-type="string" table:style-name="ce2">
            <text:p>Bug ID</text:p>
          </table:table-cell>
          <table:table-cell office:value-type="string" table:number-columns-spanned="5" table:number-rows-spanned="1" table:style-name="ce72">
            <text:p>TP_B005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TP_B006</text:p>
          </table:table-cell>
          <table:covered-table-cell table:number-columns-repeated="4"/>
          <table:table-cell table:style-name="ce1"/>
          <table:table-cell office:value-type="string" table:style-name="ce2">
            <text:p>Bug ID</text:p>
          </table:table-cell>
          <table:table-cell office:value-type="string" table:number-columns-spanned="5" table:number-rows-spanned="1" table:style-name="ce72">
            <text:p>TP_B007</text:p>
          </table:table-cell>
          <table:covered-table-cell table:number-columns-repeated="4"/>
          <table:table-cell table:style-name="ce1"/>
          <table:table-cell office:value-type="string" table:style-name="ce3">
            <text:p>Bug ID</text:p>
          </table:table-cell>
          <table:table-cell office:value-type="string" table:number-columns-spanned="5" table:number-rows-spanned="1" table:style-name="ce72">
            <text:p>TP_B008</text:p>
          </table:table-cell>
          <table:covered-table-cell table:number-columns-repeated="4"/>
          <table:table-cell table:number-columns-repeated="16329"/>
        </table:table-row>
        <table:table-row table:style-name="ro35"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TP_TC003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TP_TC012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TP_TC016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TP_TC023</text:p>
          </table:table-cell>
          <table:covered-table-cell table:number-columns-repeated="4"/>
          <table:table-cell table:style-name="ce1"/>
          <table:table-cell office:value-type="string" table:style-name="ce2">
            <text:p>Related TC</text:p>
          </table:table-cell>
          <table:table-cell office:value-type="string" table:number-columns-spanned="5" table:number-rows-spanned="1" table:style-name="ce72">
            <text:p>TP_TC024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TP_TC025</text:p>
          </table:table-cell>
          <table:covered-table-cell table:number-columns-repeated="4"/>
          <table:table-cell table:style-name="ce1"/>
          <table:table-cell office:value-type="string" table:style-name="ce2">
            <text:p>Related TC</text:p>
          </table:table-cell>
          <table:table-cell office:value-type="string" table:number-columns-spanned="5" table:number-rows-spanned="1" table:style-name="ce72">
            <text:p>TP_TC026</text:p>
          </table:table-cell>
          <table:covered-table-cell table:number-columns-repeated="4"/>
          <table:table-cell table:style-name="ce1"/>
          <table:table-cell office:value-type="string" table:style-name="ce3">
            <text:p>Related TC</text:p>
          </table:table-cell>
          <table:table-cell office:value-type="string" table:number-columns-spanned="5" table:number-rows-spanned="1" table:style-name="ce72">
            <text:p>TP_TC027</text:p>
          </table:table-cell>
          <table:covered-table-cell table:number-columns-repeated="4"/>
          <table:table-cell table:number-columns-repeated="16329"/>
        </table:table-row>
        <table:table-row table:style-name="ro36"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User name should be displayed as user when it is assigned with just 2 characters.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The Welcome Message should be readable and accepted by the User.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Adding a new todo consists of 3 characters shouldn't be accepted.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User should be redirected to a todo list consists of 5 todos after deleting the 6th todo.</text:p>
          </table:table-cell>
          <table:covered-table-cell table:number-columns-repeated="4"/>
          <table:table-cell table:style-name="ce1"/>
          <table:table-cell office:value-type="string" table:style-name="ce2">
            <text:p>Title</text:p>
          </table:table-cell>
          <table:table-cell office:value-type="string" table:number-columns-spanned="5" table:number-rows-spanned="1" table:style-name="ce72">
            <text:p>After reloading the website, the pagination state (current page) should remain consistent.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The todo list and the todo page should be scalable with pagination when adding a huge number of todos, which leads to multiple rows of pages.</text:p>
          </table:table-cell>
          <table:covered-table-cell table:number-columns-repeated="4"/>
          <table:table-cell table:style-name="ce1"/>
          <table:table-cell office:value-type="string" table:style-name="ce2">
            <text:p>Title</text:p>
          </table:table-cell>
          <table:table-cell office:value-type="string" table:number-columns-spanned="5" table:number-rows-spanned="1" table:style-name="ce72">
            <text:p>Todo page should be compatible with different screen sizes by using different environments.</text:p>
          </table:table-cell>
          <table:covered-table-cell table:number-columns-repeated="4"/>
          <table:table-cell table:style-name="ce1"/>
          <table:table-cell office:value-type="string" table:style-name="ce3">
            <text:p>Title</text:p>
          </table:table-cell>
          <table:table-cell office:value-type="string" table:number-columns-spanned="5" table:number-rows-spanned="1" table:style-name="ce72">
            <text:p>Todo page should be Compatible with different environments with different screen displaying mode in different environments.</text:p>
          </table:table-cell>
          <table:covered-table-cell table:number-columns-repeated="4"/>
          <table:table-cell table:number-columns-repeated="16329"/>
        </table:table-row>
        <table:table-row table:style-name="ro37"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The user name was displayed as "Re" throughout the welcome message instead of being displayed as "user" .</text:p>
            <text:p>This happens in all environments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All welcome message letters are displayed in uppercase letters.</text:p>
            <text:p>This happens in all environments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Adding a new todo that consists of 3 characters shouldn't <text:s/>be done.</text:p>
            <text:p>This happens in all environments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After deleting the 6th Todo, the todo list's second page should disappear, then the user should be redirected to a one-page todo list that consists of just 5 todos.</text:p>
            <text:p>This happens in all environments.</text:p>
          </table:table-cell>
          <table:covered-table-cell table:number-columns-repeated="4"/>
          <table:table-cell table:style-name="ce1"/>
          <table:table-cell office:value-type="string" table:style-name="ce2">
            <text:p>Description</text:p>
          </table:table-cell>
          <table:table-cell office:value-type="string" table:number-columns-spanned="5" table:number-rows-spanned="1" table:style-name="ce72">
            <text:p>After reloading the website, the user is returned to the home (first) page instead of being returned to the last accessed page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The page isn't compatible with pagination when adding a huge number of pages of todos.</text:p>
            <text:p>The lower todos were vague and couldn't be reached or read.</text:p>
            <text:p>This happens in all environments.</text:p>
          </table:table-cell>
          <table:covered-table-cell table:number-columns-repeated="4"/>
          <table:table-cell table:style-name="ce1"/>
          <table:table-cell office:value-type="string" table:style-name="ce2">
            <text:p>Description</text:p>
          </table:table-cell>
          <table:table-cell office:value-type="string" table:number-columns-spanned="5" table:number-rows-spanned="1" table:style-name="ce72">
            <text:p>The Todo page should be Compatible with different environments with different screen sizes, as it appears on the left side of the page instead of being in the center.</text:p>
            <text:p>This happens in all environments.</text:p>
          </table:table-cell>
          <table:covered-table-cell table:number-columns-repeated="4"/>
          <table:table-cell table:style-name="ce1"/>
          <table:table-cell office:value-type="string" table:style-name="ce3">
            <text:p>Description</text:p>
          </table:table-cell>
          <table:table-cell office:value-type="string" table:number-columns-spanned="5" table:number-rows-spanned="1" table:style-name="ce72">
            <text:p>The Todo page isn't Compatible with different screen displaying modes in different environments, as in landscape displaying mode, the page is scaled larger and doesn't adapt to screen displaying mode.</text:p>
            <text:p>This happens in all environments.</text:p>
          </table:table-cell>
          <table:covered-table-cell table:number-columns-repeated="4"/>
          <table:table-cell table:number-columns-repeated="16329"/>
        </table:table-row>
        <table:table-row table:style-name="ro38"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1- Clicking right-click.</text:p>
            <text:p>2- Choosing inspect.</text:p>
            <text:p>3- Open the "Application" tab.</text:p>
            <text:p>4- Going to "Cookies" or Local Storage.</text:p>
            <text:p>5- Changing First Name.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Just being in the todo page.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1- Click the "Add a new Todo" button.</text:p>
            <text:p>2- Fill the todo item with 3 characters.</text:p>
            <text:p>3- Click "Create Todo".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Deleting the 6th Todo.</text:p>
          </table:table-cell>
          <table:covered-table-cell table:number-columns-repeated="4"/>
          <table:table-cell table:style-name="ce1"/>
          <table:table-cell office:value-type="string" table:style-name="ce2">
            <text:p>Steps</text:p>
          </table:table-cell>
          <table:table-cell office:value-type="string" table:number-columns-spanned="5" table:number-rows-spanned="1" table:style-name="ce72">
            <text:p>Refreshing the page while being on the second page.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1-Open developer tools.</text:p>
            <text:p>2-Refresh the page.</text:p>
            <text:p>3-Get the api request's url of tasks (Todo list).</text:p>
            <text:p>4-Get the response of this api request.<text:s/></text:p>
            <text:p>4-Use tweak extension for api mocking.</text:p>
            <text:p>5-Modify the response to contain a huge number of todos by duplicating the actual api response.</text:p>
            <text:p>6-Refresh the page.</text:p>
          </table:table-cell>
          <table:covered-table-cell table:number-columns-repeated="4"/>
          <table:table-cell table:style-name="ce1"/>
          <table:table-cell office:value-type="string" table:style-name="ce2">
            <text:p>Steps</text:p>
          </table:table-cell>
          <table:table-cell office:value-type="string" table:number-columns-spanned="5" table:number-rows-spanned="1" table:style-name="ce72">
            <text:p>1-Open developer tools.</text:p>
            <text:p>2-Change screen dimensions by choosing different environments.<text:s text:c="35"/></text:p>
          </table:table-cell>
          <table:covered-table-cell table:number-columns-repeated="4"/>
          <table:table-cell table:style-name="ce1"/>
          <table:table-cell office:value-type="string" table:style-name="ce3">
            <text:p>Steps</text:p>
          </table:table-cell>
          <table:table-cell office:value-type="string" table:number-columns-spanned="5" table:number-rows-spanned="1" table:style-name="ce72">
            <text:p>1-Open developer tools.</text:p>
            <text:p>2-Select rotation mode.</text:p>
          </table:table-cell>
          <table:covered-table-cell table:number-columns-repeated="4"/>
          <table:table-cell table:number-columns-repeated="16329"/>
        </table:table-row>
        <table:table-row table:style-name="ro39"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First Name : Re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~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Todo item : man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~</text:p>
          </table:table-cell>
          <table:covered-table-cell table:number-columns-repeated="4"/>
          <table:table-cell table:style-name="ce1"/>
          <table:table-cell office:value-type="string" table:style-name="ce2">
            <text:p>Test Data</text:p>
          </table:table-cell>
          <table:table-cell office:value-type="string" table:number-columns-spanned="5" table:number-rows-spanned="1" table:style-name="ce72">
            <text:p>~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Duplication of this response:</text:p>
            <text:p>{</text:p>
            <text:p><text:s text:c="6"/>"isCompleted": false,</text:p>
            <text:p><text:s text:c="6"/>"_id": "6730fc877eb69100144e1334",</text:p>
            <text:p><text:s text:c="6"/>"item": "Manual Testing",</text:p>
            <text:p><text:s text:c="6"/>"userID": "6727d8b5ytr6491114209d7a",</text:p>
            <text:p><text:s text:c="6"/>"createdAt": "2025-11-11T17:33:43.044Z",</text:p>
            <text:p><text:s text:c="6"/>"__v": 0</text:p>
            <text:p><text:s text:c="4"/>},</text:p>
            <text:p><text:s text:c="4"/>{</text:p>
            <text:p><text:s text:c="6"/>"isCompleted": false,</text:p>
            <text:p><text:s text:c="6"/>"_id": "6732449c30997711145e6b7e",</text:p>
            <text:p><text:s text:c="6"/>"item": "Test",</text:p>
            <text:p><text:s text:c="6"/>"userID": "6727d8b5ytr6490014209d7a",</text:p>
            <text:p><text:s text:c="6"/>"createdAt": "2025-11-11T17:53:32.113Z",</text:p>
            <text:p><text:s text:c="6"/>"__v": 0</text:p>
            <text:p><text:s text:c="4"/>}</text:p>
          </table:table-cell>
          <table:covered-table-cell table:number-columns-repeated="4"/>
          <table:table-cell table:style-name="ce1"/>
          <table:table-cell office:value-type="string" table:style-name="ce2">
            <text:p>Test Data</text:p>
          </table:table-cell>
          <table:table-cell office:value-type="string" table:number-columns-spanned="5" table:number-rows-spanned="1" table:style-name="ce72">
            <text:p>Try using different environments as mobiles and ipad, by changing dimensions using developer tools.</text:p>
          </table:table-cell>
          <table:covered-table-cell table:number-columns-repeated="4"/>
          <table:table-cell table:style-name="ce1"/>
          <table:table-cell office:value-type="string" table:style-name="ce3">
            <text:p>Test Data</text:p>
          </table:table-cell>
          <table:table-cell office:value-type="string" table:number-columns-spanned="5" table:number-rows-spanned="1" table:style-name="ce72">
            <text:p>Try using different screen displaying mode by clicking rotate icon.</text:p>
          </table:table-cell>
          <table:covered-table-cell table:number-columns-repeated="4"/>
          <table:table-cell table:number-columns-repeated="16329"/>
        </table:table-row>
        <table:table-row table:style-name="ro40"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User name should be displayed as "user" in the welcome message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The welcome message should be readable and displayed in a suitable and acceptable format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The following error message should be displayed: "New todo is required, and it should be more than 3 characters".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1- The pagination should disappear or be disabled.</text:p>
            <text:p>2- The user should be redirected to the first page.</text:p>
            <text:p>3- The todo list should be displayed with just 5 todos and one page.</text:p>
          </table:table-cell>
          <table:covered-table-cell table:number-columns-repeated="4"/>
          <table:table-cell table:style-name="ce1"/>
          <table:table-cell office:value-type="string" table:style-name="ce2">
            <text:p>Expected Results</text:p>
          </table:table-cell>
          <table:table-cell office:value-type="string" table:number-columns-spanned="5" table:number-rows-spanned="1" table:style-name="ce72">
            <text:p>1- The pagination state should remain consistent.</text:p>
            <text:p>2- The user should be returned to the page that was displayed before reloading.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1-The todo list and the page should be compatible with a large number of pagination.</text:p>
            <text:p>2-The todos in the list should be clear and readable.</text:p>
            <text:p>3-The pagination should be clear and readable.</text:p>
            <text:p>4-User should navigate between pages easily by clicking the page's number <text:s/>box.</text:p>
          </table:table-cell>
          <table:covered-table-cell table:number-columns-repeated="4"/>
          <table:table-cell table:style-name="ce1"/>
          <table:table-cell office:value-type="string" table:style-name="ce2">
            <text:p>Expected Results</text:p>
          </table:table-cell>
          <table:table-cell office:value-type="string" table:number-columns-spanned="5" table:number-rows-spanned="1" table:style-name="ce72">
            <text:p>Todo Page should be compatible and runs correctly on various systems with various screen sizes without any need to be modified.</text:p>
          </table:table-cell>
          <table:covered-table-cell table:number-columns-repeated="4"/>
          <table:table-cell table:style-name="ce1"/>
          <table:table-cell office:value-type="string" table:style-name="ce3">
            <text:p>Expected Results</text:p>
          </table:table-cell>
          <table:table-cell office:value-type="string" table:number-columns-spanned="5" table:number-rows-spanned="1" table:style-name="ce72">
            <text:p>Todo page should be compatible and runs correctly on various systems with various screen displaying modes without any need to be modified.</text:p>
          </table:table-cell>
          <table:covered-table-cell table:number-columns-repeated="4"/>
          <table:table-cell table:number-columns-repeated="16329"/>
        </table:table-row>
        <table:table-row table:style-name="ro41"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The username is displayed as "Re" in the welcome message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Welcome message is readable but its all letters are uppercase letters.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The Todo is added correctly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The list appeared as empty without any todos and pagination.</text:p>
          </table:table-cell>
          <table:covered-table-cell table:number-columns-repeated="4"/>
          <table:table-cell table:style-name="ce1"/>
          <table:table-cell office:value-type="string" table:style-name="ce2">
            <text:p>Actual Result</text:p>
          </table:table-cell>
          <table:table-cell office:value-type="string" table:number-columns-spanned="5" table:number-rows-spanned="1" table:style-name="ce72">
            <text:p>1-The pagination state didn't remain consistent.</text:p>
            <text:p>2-User was returned to the first (home) page.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1-The todo list and the page isn't compatible with a large number of pagination.</text:p>
            <text:p>2-The todos in the list aren't clear and readable.</text:p>
            <text:p>3-The pagination is clear and readable.</text:p>
            <text:p>4-User can navigate between pages easily by clicking the page's number <text:s/>box.</text:p>
          </table:table-cell>
          <table:covered-table-cell table:number-columns-repeated="4"/>
          <table:table-cell table:style-name="ce1"/>
          <table:table-cell office:value-type="string" table:style-name="ce2">
            <text:p>Actual Result</text:p>
          </table:table-cell>
          <table:table-cell office:value-type="string" table:number-columns-spanned="5" table:number-rows-spanned="1" table:style-name="ce72">
            <text:p>The Todo page isn't compatible and needs modifications because it doesn't adapt to different screen sizes; it appears on the left side</text:p>
            <text:p>of the page instead of being centered.</text:p>
          </table:table-cell>
          <table:covered-table-cell table:number-columns-repeated="4"/>
          <table:table-cell table:style-name="ce1"/>
          <table:table-cell office:value-type="string" table:style-name="ce3">
            <text:p>Actual Result</text:p>
          </table:table-cell>
          <table:table-cell office:value-type="string" table:number-columns-spanned="5" table:number-rows-spanned="1" table:style-name="ce72">
            <text:p>The Todo page isn't compatible and needs modifications as its appearance differs and doesn't adapt to different screen display modes.<text:s/></text:p>
            <text:p/>
          </table:table-cell>
          <table:covered-table-cell table:number-columns-repeated="4"/>
          <table:table-cell table:number-columns-repeated="16329"/>
        </table:table-row>
        <table:table-row table:style-name="ro42"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Chrome Version 141.0.7390.123 (Official Build) (64-bit).</text:p>
            <text:p>Microsoft Edge Version 142.0.3595.69 (Official build) (64-bit).</text:p>
            <text:p>Mozilla Firefox Version144.0.2 (Official build) ‏(64-bit).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Chrome Version 141.0.7390.123 (Official Build) (64-bit).</text:p>
            <text:p>Microsoft Edge Version 142.0.3595.69 (Official build) (64-bit).</text:p>
            <text:p>Mozilla Firefox Version144.0.2 (Official build) ‏(64-bit).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Chrome Version 141.0.7390.123 (Official Build) (64-bit).</text:p>
            <text:p>Microsoft Edge Version 142.0.3595.69 (Official build) (64-bit).</text:p>
            <text:p>Mozilla Firefox Version144.0.2 (Official build) ‏(64-bit).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Chrome Version 141.0.7390.123 (Official Build) (64-bit).</text:p>
            <text:p>Microsoft Edge Version 142.0.3595.69 (Official build) (64-bit).</text:p>
            <text:p>Mozilla Firefox Version144.0.2 (Official build) ‏(64-bit).</text:p>
          </table:table-cell>
          <table:covered-table-cell table:number-columns-repeated="4"/>
          <table:table-cell table:style-name="ce1"/>
          <table:table-cell office:value-type="string" table:style-name="ce2">
            <text:p>Environment</text:p>
          </table:table-cell>
          <table:table-cell office:value-type="string" table:number-columns-spanned="5" table:number-rows-spanned="1" table:style-name="ce72">
            <text:p>Chrome Version 141.0.7390.123 (Official Build) (64-bit).</text:p>
            <text:p>Microsoft Edge Version 142.0.3595.69 (Official build) (64-bit).</text:p>
            <text:p>Mozilla Firefox Version144.0.2 (Official build) ‏(64-bit).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7">
            <text:p>Chrome Version 141.0.7390.123 (Official Build) (64-bit).</text:p>
            <text:p>Microsoft Edge Version 142.0.3595.69 (Official build) (64-bit).</text:p>
            <text:p>Mozilla Firefox Version144.0.2 (Official build) ‏(64-bit).</text:p>
          </table:table-cell>
          <table:covered-table-cell table:number-columns-repeated="4"/>
          <table:table-cell table:style-name="ce1"/>
          <table:table-cell office:value-type="string" table:style-name="ce2">
            <text:p>Environment</text:p>
          </table:table-cell>
          <table:table-cell office:value-type="string" table:number-columns-spanned="5" table:number-rows-spanned="1" table:style-name="ce72">
            <text:p>iphone SE - iphone XR - iphone 12 Pro - iphone 14 Pro Max - Pixel 7 - Samsung Galaxy S8+ - Samsung Galaxy S20 ultra - Galaxy Z fold 5</text:p>
          </table:table-cell>
          <table:covered-table-cell table:number-columns-repeated="4"/>
          <table:table-cell table:style-name="ce1"/>
          <table:table-cell office:value-type="string" table:style-name="ce3">
            <text:p>Environment</text:p>
          </table:table-cell>
          <table:table-cell office:value-type="string" table:number-columns-spanned="5" table:number-rows-spanned="1" table:style-name="ce72">
            <text:p>iphone SE - iphone XR - iphone 12 Pro - iphone 14 Pro Max - Pixel 7 - Samsung Galaxy S8+ - Samsung Galaxy S20 ultra - Galaxy Z fold 5</text:p>
          </table:table-cell>
          <table:covered-table-cell table:number-columns-repeated="4"/>
          <table:table-cell table:number-columns-repeated="16329"/>
        </table:table-row>
        <table:table-row table:style-name="ro25">
          <table:table-cell office:value-type="string" table:style-name="ce3">
            <text:p>Screenshot / Video</text:p>
          </table:table-cell>
          <table:table-cell table:number-columns-spanned="5" table:number-rows-spanned="1" table:style-name="ce81"/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office:value-type="string" table:number-columns-spanned="5" table:number-rows-spanned="1" table:style-name="ce87">
            <text:p><text:a xlink:href="https://drive.google.com/file/d/1cPIlMltQh3LJCGo94PNzxjXpWQ3XYXL9/view?usp=sharing">https://drive.google.com/file/d/1cPIlMltQh3LJCGo94PNzxjXpWQ3XYXL9/view?usp=sharing</text:a></text:p>
          </table:table-cell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office:value-type="string" table:number-columns-spanned="5" table:number-rows-spanned="1" table:style-name="ce87">
            <text:p><text:a xlink:href="https://drive.google.com/file/d/1_CXUUe7kkidkcA3mTVvm5Dp4yQtXzyw3/view?usp=sharing">https://drive.google.com/file/d/1_CXUUe7kkidkcA3mTVvm5Dp4yQtXzyw3/view?usp=sharing</text:a></text:p>
          </table:table-cell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office:value-type="string" table:number-columns-spanned="5" table:number-rows-spanned="1" table:style-name="ce87">
            <text:p><text:a xlink:href="https://drive.google.com/file/d/1EdiToDtsRZQRyC8nYrdj5HqraLLglYiX/view?usp=sharing">https://drive.google.com/file/d/1EdiToDtsRZQRyC8nYrdj5HqraLLglYiX/view?usp=sharing</text:a></text:p>
          </table:table-cell>
          <table:covered-table-cell table:number-columns-repeated="4"/>
          <table:table-cell table:style-name="ce1"/>
          <table:table-cell office:value-type="string" table:style-name="ce2">
            <text:p>Screenshot / Video</text:p>
          </table:table-cell>
          <table:table-cell office:value-type="string" table:number-columns-spanned="5" table:number-rows-spanned="1" table:style-name="ce88">
            <text:p><text:a xlink:href="https://drive.google.com/file/d/1DLYQDD27TEpUswK8pibd8Kc7DPhYG-a7/view?usp=sharing">https://drive.google.com/file/d/1DLYQDD27TEpUswK8pibd8Kc7DPhYG-a7/view?usp=sharing</text:a></text:p>
          </table:table-cell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office:value-type="string" table:number-columns-spanned="5" table:number-rows-spanned="1" table:style-name="ce87">
            <text:p><text:a xlink:href="https://drive.google.com/file/d/1s8j0xupInCPQjyFoJqzf1FwqeBVE60xZ/view?usp=sharing">https://drive.google.com/file/d/1s8j0xupInCPQjyFoJqzf1FwqeBVE60xZ/view?usp=sharing</text:a></text:p>
          </table:table-cell>
          <table:covered-table-cell table:number-columns-repeated="4"/>
          <table:table-cell table:style-name="ce1"/>
          <table:table-cell office:value-type="string" table:style-name="ce2">
            <text:p>Screenshot / Video</text:p>
          </table:table-cell>
          <table:table-cell office:value-type="string" table:number-columns-spanned="5" table:number-rows-spanned="1" table:style-name="ce87">
            <text:p><text:a xlink:href="https://drive.google.com/file/d/1DDpPLOwQO4uE-GG7tuaBBuH9B6IOBeWC/view?usp=sharing">https://drive.google.com/file/d/1DDpPLOwQO4uE-GG7tuaBBuH9B6IOBeWC/view?usp=sharing</text:a></text:p>
          </table:table-cell>
          <table:covered-table-cell table:number-columns-repeated="4"/>
          <table:table-cell table:style-name="ce1"/>
          <table:table-cell office:value-type="string" table:style-name="ce3">
            <text:p>Screenshot / Video</text:p>
          </table:table-cell>
          <table:table-cell office:value-type="string" table:number-columns-spanned="5" table:number-rows-spanned="1" table:style-name="ce87">
            <text:p><text:a xlink:href="https://drive.google.com/file/d/1BPzblRVNWyQAayoxK5a5xsoKsOHnSz2k/view?usp=sharing">https://drive.google.com/file/d/1BPzblRVNWyQAayoxK5a5xsoKsOHnSz2k/view?usp=sharing</text:a></text:p>
          </table:table-cell>
          <table:covered-table-cell table:number-columns-repeated="4"/>
          <table:table-cell table:number-columns-repeated="16329"/>
        </table:table-row>
        <table:table-row table:style-name="ro19"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2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2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style-name="ce1"/>
          <table:table-cell office:value-type="string" table:style-name="ce3">
            <text:p>Rate</text:p>
          </table:table-cell>
          <table:table-cell office:value-type="date" office:date-value="2025-05-05T00:00:00" table:number-columns-spanned="5" table:number-rows-spanned="1" table:style-name="ce79">
            <text:p>5/5</text:p>
          </table:table-cell>
          <table:covered-table-cell table:number-columns-repeated="4"/>
          <table:table-cell table:number-columns-repeated="16329"/>
        </table:table-row>
        <table:table-row table:style-name="ro19"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2">
            <text:p>Low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3">
            <text:p>Meduim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2">
            <text:p>Low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0">
            <text:p>High</text:p>
          </table:table-cell>
          <table:covered-table-cell table:number-columns-repeated="4"/>
          <table:table-cell table:style-name="ce1"/>
          <table:table-cell office:value-type="string" table:style-name="ce2">
            <text:p>Priority</text:p>
          </table:table-cell>
          <table:table-cell office:value-type="string" table:number-columns-spanned="5" table:number-rows-spanned="1" table:style-name="ce80">
            <text:p>High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2">
            <text:p>Low</text:p>
          </table:table-cell>
          <table:covered-table-cell table:number-columns-repeated="4"/>
          <table:table-cell table:style-name="ce1"/>
          <table:table-cell office:value-type="string" table:style-name="ce2">
            <text:p>Priority</text:p>
          </table:table-cell>
          <table:table-cell office:value-type="string" table:number-columns-spanned="5" table:number-rows-spanned="1" table:style-name="ce80">
            <text:p>High</text:p>
          </table:table-cell>
          <table:covered-table-cell table:number-columns-repeated="4"/>
          <table:table-cell table:style-name="ce1"/>
          <table:table-cell office:value-type="string" table:style-name="ce3">
            <text:p>Priority</text:p>
          </table:table-cell>
          <table:table-cell office:value-type="string" table:number-columns-spanned="5" table:number-rows-spanned="1" table:style-name="ce80">
            <text:p>High</text:p>
          </table:table-cell>
          <table:covered-table-cell table:number-columns-repeated="4"/>
          <table:table-cell table:number-columns-repeated="16329"/>
        </table:table-row>
        <table:table-row table:style-name="ro32"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2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2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style-name="ce1"/>
          <table:table-cell office:value-type="string" table:style-name="ce3">
            <text:p>Status</text:p>
          </table:table-cell>
          <table:table-cell office:value-type="string" table:number-columns-spanned="5" table:number-rows-spanned="1" table:style-name="ce72">
            <text:p>Opend</text:p>
          </table:table-cell>
          <table:covered-table-cell table:number-columns-repeated="4"/>
          <table:table-cell table:number-columns-repeated="16329"/>
        </table:table-row>
        <table:table-row table:style-name="ro8"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4" table:style-name="ce42">
            <text:p>© Copy rights for Rehab 2025</text:p>
          </table:table-cell>
          <table:covered-table-cell table:number-columns-repeated="5"/>
          <table:table-cell table:number-columns-repeated="16329"/>
        </table:table-row>
        <table:table-row table:number-rows-repeated="2" table:style-name="ro8"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number-columns-repeated="16329"/>
        </table:table-row>
        <table:table-row table:style-name="ro31"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table-cell table:number-columns-repeated="16329"/>
        </table:table-row>
        <table:table-row table:number-rows-repeated="104855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Montserrat" svg:font-family="Montserrat"/>
    <style:font-face style:name="Arial" svg:font-family="Arial"/>
    <style:font-face style:name="Microsoft YaHei" svg:font-family="&quot;Microsoft YaHei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/>
      <number:text>/</number:text>
      <number:day/>
    </number:date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06T20:02:18Z</meta:creation-date>
    <dc:date>2025-11-13T17:50:12Z</dc:date>
  </office:meta>
</office:document-meta>
</file>